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_20_Spacing">
      <style:paragraph-properties fo:margin-left="0.635cm" fo:margin-right="0cm" fo:text-indent="0cm" style:auto-text-indent="false"/>
    </style:style>
    <style:style style:name="P2" style:family="paragraph" style:parent-style-name="Standard">
      <style:text-properties fo:font-size="20pt" fo:language="el" fo:country="GR" style:font-size-asian="20pt" style:font-size-complex="20pt"/>
    </style:style>
    <style:style style:name="P3" style:family="paragraph" style:parent-style-name="Standard" style:master-page-name="Standard">
      <style:paragraph-properties fo:text-align="center" style:justify-single-word="false" style:page-number="auto"/>
    </style:style>
    <style:style style:name="P4" style:family="paragraph">
      <loext:graphic-properties draw:fill="none"/>
      <style:paragraph-properties fo:text-align="start"/>
      <style:text-properties fo:font-size="18pt"/>
    </style:style>
    <style:style style:name="P5" style:family="paragraph">
      <loext:graphic-properties draw:fill="solid" draw:fill-color="#000000"/>
      <style:paragraph-properties fo:text-align="start"/>
      <style:text-properties fo:color="#ffffff" fo:font-size="18pt"/>
    </style:style>
    <style:style style:name="T1" style:family="text">
      <style:text-properties fo:font-size="48pt" fo:language="el" fo:country="GR" style:font-size-asian="48pt" style:font-size-complex="48pt"/>
    </style:style>
    <style:style style:name="T2" style:family="text">
      <style:text-properties fo:font-size="20pt" fo:language="el" fo:country="GR" style:font-size-asian="20pt" style:font-size-complex="20pt"/>
    </style:style>
    <style:style style:name="T3" style:family="text">
      <style:text-properties fo:font-size="20pt" style:font-size-asian="20pt" style:font-size-complex="20pt"/>
    </style:style>
    <style:style style:name="T4" style:family="text">
      <style:text-properties fo:color="#ffffff" fo:font-size="14pt" fo:language="el" fo:country="GR" style:font-size-asian="14pt" style:font-size-complex="14pt"/>
    </style:style>
    <style:style style:name="T5" style:family="text">
      <style:text-properties style:font-name="Arial Narrow" fo:font-size="20pt" fo:language="el" fo:country="GR" style:font-size-asian="20pt" style:font-size-complex="20pt"/>
    </style:style>
    <style:style style:name="T6" style:family="text">
      <style:text-properties style:font-name="Arial Narrow" fo:font-size="20pt" fo:language="el" fo:country="GR" style:font-size-asian="20pt" style:font-name-complex="Arial" style:font-size-complex="20pt"/>
    </style:style>
    <style:style style:name="gr1" style:family="graphic">
      <style:graphic-properties draw:stroke="solid" svg:stroke-width="0.053cm" svg:stroke-color="#0070c0" draw:marker-end="msArrowEnd_20_5" draw:marker-end-width="0.21cm" draw:marker-end-center="false" draw:stroke-linejoin="miter" svg:stroke-linecap="butt" draw:fill="none" draw:textarea-vertical-align="top" draw:auto-grow-height="false" fo:min-height="0.935cm" fo:min-width="0.071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3cm" svg:stroke-color="#0070c0" draw:marker-end="msArrowEnd_20_5" draw:marker-end-width="0.21cm" draw:marker-end-center="false" draw:stroke-linejoin="miter" svg:stroke-linecap="butt" draw:fill="none" draw:textarea-vertical-align="top" draw:auto-grow-height="false" fo:min-height="1.295cm" fo:min-width="1.171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3cm" svg:stroke-color="#ed7d31"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5cm" svg:stroke-color="#00b050" draw:stroke-linejoin="miter" svg:stroke-linecap="butt" draw:fill="none" draw:textarea-vertical-align="top" draw:auto-grow-height="false" fo:min-height="3.392cm" fo:min-width="9.576cm" fo:padding-top="0.125cm" fo:padding-bottom="0.125cm" fo:padding-left="0.25cm" fo:padding-right="0.25cm" fo:wrap-option="wrap" fo:margin-left="0cm" fo:margin-right="0.032cm" fo:margin-top="0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53cm" svg:stroke-color="#00b050" draw:marker-end="msArrowEnd_20_5" draw:marker-end-width="0.21cm" draw:marker-end-center="false" draw:stroke-linejoin="miter" svg:stroke-linecap="butt" draw:fill="none" draw:textarea-vertical-align="top" draw:auto-grow-height="false" fo:min-height="0cm" fo:min-width="2.632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035cm" draw:stroke-linejoin="miter" svg:stroke-linecap="butt" draw:fill="solid" draw:fill-color="#000000" draw:textarea-vertical-align="top" draw:auto-grow-height="false" fo:min-height="0.848cm" fo:min-width="1.949cm" fo:padding-top="0.635cm" fo:padding-bottom="0.635cm" fo:padding-left="0.635cm" fo:padding-right="0.635cm" fo:wrap-option="wrap" fo:margin-left="0.635cm" fo:margin-right="0.646cm" fo:margin-top="0.635cm" fo:margin-bottom="0.635cm" style:run-through="foreground" style:wrap="parallel" style:number-wrapped-paragraphs="no-limit" style:wrap-contour="false" style:vertical-pos="from-top" style:vertical-rel="page-content" style:horizontal-pos="right" style:horizontal-rel="page-content" draw:wrap-influence-on-position="once-concurrent" loext:allow-overlap="true" style:flow-with-text="false"/>
    </style:style>
    <style:style style:name="gr7" style:family="graphic" style:parent-style-name="Frame">
      <style:graphic-properties draw:stroke="none" svg:stroke-width="0.035cm" draw:stroke-linejoin="miter" svg:stroke-linecap="butt" draw:fill="solid" draw:fill-color="#000000" draw:textarea-vertical-align="top" draw:auto-grow-height="false" fo:min-height="0.848cm" fo:min-width="1.949cm" fo:padding-top="0.635cm" fo:padding-bottom="0.635cm" fo:padding-left="0.635cm" fo:padding-right="0.635cm" fo:wrap-option="wrap" fo:margin-left="0.635cm" fo:margin-right="0.646cm" fo:margin-top="0.635cm" fo:margin-bottom="0.635cm" style:run-through="fore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8" style:family="graphic" style:parent-style-name="Frame">
      <style:graphic-properties draw:stroke="none" svg:stroke-width="0.035cm" draw:stroke-linejoin="miter" svg:stroke-linecap="butt" draw:fill="solid" draw:fill-color="#000000" draw:textarea-vertical-align="top" draw:auto-grow-height="false" fo:min-height="1.547cm" fo:min-width="2.478cm" fo:padding-top="0.635cm" fo:padding-bottom="0.635cm" fo:padding-left="0.635cm" fo:padding-right="0.635cm" fo:wrap-option="wrap" fo:margin-left="0cm" fo:margin-right="0.646cm" fo:margin-top="0.635cm" fo:margin-bottom="0.635cm" style:run-through="foreground" style:wrap="parallel" style:number-wrapped-paragraphs="no-limit" style:wrap-contour="false" style:vertical-pos="from-top" style:vertical-rel="page-content" style:horizontal-pos="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ΘΥΡΩΡΟΣ</text:span></text:p>
      <text:p text:style-name="Standard"><text:span text:style-name="T2"><text:s text:c="3"/>Η ιδέα μας ήταν να φτιάξουμε έναν ηλεκτρονικό, αυτοματοποιημένο θυρωρό. Για να μπορούμε να βλέπου με τι κάνει ο θυρωρός, υπάρχει μια κονσόλα ελέγχου. Με άλλα λόγια κάποιος θα πηγαίνει στην είσοδο της πολυκατοικίας, και εάν μένει εκεί, θα ειδοποιεί το διαμέρισμα που μένει έτσι ώστε να του ανοίξουν.</text:span></text:p>
      <text:p text:style-name="Standard"><text:span text:style-name="T2"><text:s text:c="3"/>Αυτό θα γίνεται μέσω ενός </text:span><text:span text:style-name="T3">RPI</text:span><text:span text:style-name="T2">, το οποίο θα είναι συνδεδεμένο με μία κάμερα. Θα βάζεις στο </text:span><text:span text:style-name="T3">RPI</text:span><text:span text:style-name="T2"> μια εικόνα ενός κατοίκου της πολυκατοικίας στο σωστό κατάλογο (οι οποίοι κατάλογοι είναι και ένα διαμέρισμα ο κάθε ένας) έτσι ώστε να μπορεί να σε αναγνωρίσει.</text:span></text:p>
      <text:p text:style-name="P2"><draw:custom-shape text:anchor-type="paragraph" draw:z-index="1" draw:name="Ορθογώνιο 2" draw:style-name="gr7" draw:text-style-name="P5" svg:width="3.218cm" svg:height="2.117cm" svg:x="7.488cm" svg:y="14.88cm"><text:p text:style-name="Frame_20_contents"><text:span text:style-name="T4">Εικόνα 1</text:span></text:p><text:p text:style-name="P1"/><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Ορθογώνιο 3" draw:style-name="gr6" draw:text-style-name="P5" svg:width="3.218cm" svg:height="2.117cm" svg:x="12.645cm" svg:y="14.912cm"><text:p text:style-name="Frame_20_contents"><text:span text:style-name="T4">Εικόνα 2</text:span></text:p><text:p text:style-name="P1"/><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Ορθογώνιο 45" draw:style-name="gr8" draw:text-style-name="P5" svg:width="3.747cm" svg:height="2.816cm" svg:x="0cm" svg:y="14.542cm"><text:p text:style-name="Frame_20_contents"><text:span text:style-name="T4">Διαμέρισμα </text:span></text:p><text:p text:style-name="Frame_20_contents"><text:span text:style-name="T4"><text:s text:c="11"/>1</text:span></text:p><text:p text:style-name="P1"/><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6" draw:name="Ευθεία γραμμή σύνδεσης 7" draw:style-name="gr3" draw:text-style-name="P4" svg:x1="11.875cm" svg:y1="0.84cm" svg:x2="11.896cm" svg:y2="2.385cm"><text:p/></draw:line><draw:custom-shape text:anchor-type="paragraph" draw:z-index="4" draw:name="Ορθογώνιο 5" draw:style-name="gr4" draw:text-style-name="P4" svg:width="10.076cm" svg:height="3.641cm" svg:x="7.218cm" svg:y="-0.00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draw:line text:anchor-type="paragraph" draw:z-index="5" draw:name="Ευθεία γραμμή σύνδεσης 6" draw:style-name="gr3" draw:text-style-name="P4" svg:x1="11.113cm" svg:y1="0.474cm" svg:x2="12.721cm" svg:y2="0.453cm"><text:p/></draw:line><draw:custom-shape text:anchor-type="paragraph" draw:z-index="3" draw:name="Ευθύγραμμο βέλος σύνδεσης 4" draw:style-name="gr5" draw:text-style-name="P4" svg:width="3.133cm" svg:height="0.128cm" svg:x="3.999cm" svg:y="0.407cm"><text:p/><draw:enhanced-geometry draw:mirror-horizontal="false" draw:mirror-vertical="true" svg:viewBox="0 0 21600 21600" draw:type="mso-spt32" draw:enhanced-path="M 0 0 L 21600 21600 N"/></draw:custom-shape></text:p>
      <text:p text:style-name="P2"><draw:custom-shape text:anchor-type="paragraph" draw:z-index="7" draw:name="Ευθύγραμμο βέλος σύνδεσης 9" draw:style-name="gr2" draw:text-style-name="P4" svg:width="1.673cm" svg:height="1.546cm" svg:x="2.325cm" svg:y="0.889cm"><text:p/><draw:enhanced-geometry draw:mirror-horizontal="true" draw:mirror-vertical="true" svg:viewBox="0 0 21600 21600" draw:type="mso-spt32" draw:enhanced-path="M 0 0 L 21600 21600 N"/></draw:custom-shape><text:soft-page-break/></text:p>
      <text:p text:style-name="P2"><draw:custom-shape text:anchor-type="paragraph" draw:z-index="8" draw:name="Ευθύγραμμο βέλος σύνδεσης 10" draw:style-name="gr1" draw:text-style-name="P4" svg:width="0.572cm" svg:height="1.186cm" svg:x="10.92cm" svg:y="0.249cm"><text:p/><draw:enhanced-geometry draw:mirror-horizontal="false" draw:mirror-vertical="true" svg:viewBox="0 0 21600 21600" draw:type="mso-spt32" draw:enhanced-path="M 0 0 L 21600 21600 N"/></draw:custom-shape></text:p>
      <text:p text:style-name="Standard"><text:span text:style-name="T2"><text:s text:c="15"/></text:span><text:span text:style-name="T5">Κατάλογος <text:s text:c="11"/>Εικόνες που έχουν μπει</text:span></text:p>
      <text:p text:style-name="Standard"><text:span text:style-name="T2"><text:s text:c="3"/>Δηλαδή, πηγαίνει κάποιος στην πόρτα της πολυκατοικίας, το </text:span><text:span text:style-name="T3">R</text:span><text:bookmark text:name="_GoBack"/><text:span text:style-name="T3">PI</text:span><text:span text:style-name="T2"> εντοπίζει το πρόσωπο του και τα βασικά σημεία του προσώπου (μάτια, μύτη, στόμα, και πιγούνι) αυτού που είναι στη είσοδο. Ύστερα συγκρίνει τα βασικά σημεία που βλέπει στην κάμερα με τα βασικά σημεία των εικόνων που είναι περασμένες στο </text:span><text:span text:style-name="T3">RPI</text:span><text:span text:style-name="T2">. Εάν δεν ταιριάζουν (που σημαίνει ότι είναι άγνωστος) και δεν είναι μαζί με έναν γνωστό, ειδοποιεί όλα τα διαμερίσματα, το </text:span><text:span text:style-name="T3">RPI</text:span><text:span text:style-name="T2"> αποθηκεύει το πρόσωπό του αγνώστου και δείχνει στην κονσόλα ότι εντόπισε άγνωστο. Αλλιώς ειδοποιεί το διαμέρισμα αυτού που ταιριάζουν τα βασικά σημεία και λέει στην κονσόλα ότι εντοπιστικέ στην κάμερα. Εάν το </text:span><text:span text:style-name="T3">RPI</text:span><text:span text:style-name="T2"> βρει έναν γνωστό και έναν άγνωστο ειδοποιεί μόνο το διαμέρισμα του γνωστού, γιατί θεωρεί ότι αυτός που μένει στην πολυκατοικία έφερε τον άγνωστο. Με αυτόν τον τρόπο εάν κάποιος έχει </text:span><text:soft-page-break/><text:span text:style-name="T2">οικογένεια δεν θα χρειάζεται να ψάχνει τα κλειδιά του κάθε φορά.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style>
    <style:style style:name="Frame_20_contents" style:display-name="Frame contents" style:family="paragraph" style:parent-style-name="Standard" style:class="extra"/>
    <style:style style:name="Default_20_Paragraph_20_Font" style:display-name="Default Paragraph Font" style:family="text"/>
    <style:style style:name="Χωρίς_20_διάστιχο_20_Char" style:display-name="Χωρίς διάστιχο Char" style:family="text" style:parent-style-name="Default_20_Paragraph_20_Font">
      <style:text-properties style:font-name-asian="F"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rantos</meta:initial-creator>
    <dc:creator>sarantos</dc:creator>
    <meta:editing-cycles>13</meta:editing-cycles>
    <meta:creation-date>2021-10-16T19:13:00</meta:creation-date>
    <dc:date>2021-10-17T17:05:00</dc:date>
    <meta:editing-duration>PT3H30M</meta:editing-duration>
    <meta:generator>LibreOffice/6.4.7.2$Linux_X86_64 LibreOffice_project/40$Build-2</meta:generator>
    <meta:document-statistic meta:table-count="0" meta:image-count="0" meta:object-count="0" meta:page-count="3" meta:paragraph-count="9" meta:word-count="249" meta:character-count="1552" meta:non-whitespace-character-count="1264"/>
    <meta:user-defined meta:name="AppVersion">16.0000</meta:user-defined>
    <meta:user-defined meta:name="Company">Windows Us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